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5800000058504CA8F8.png"/>
  <manifest:file-entry manifest:media-type="image/png" manifest:full-path="Pictures/1000000000000058000000581B6AE95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4cm" svg:height="1.25cm" svg:x="1cm" svg:y="4cm">
          <draw:text-box>
            <text:p text:style-name="P1">Exclusive</text:p>
          </draw:text-box>
        </draw:frame>
        <draw:frame draw:style-name="gr1" draw:layer="layout" svg:width="4cm" svg:height="1.25cm" svg:x="5cm" svg:y="4cm">
          <draw:text-box>
            <text:p text:style-name="P1">Parallel</text:p>
          </draw:text-box>
        </draw:frame>
        <draw:frame draw:style-name="gr2" draw:text-style-name="P1" draw:layer="layout" svg:width="2cm" svg:height="2cm" svg:x="2cm" svg:y="2cm">
          <draw:image xlink:href="Pictures/1000000000000058000000581B6AE953.png" xlink:type="simple" xlink:show="embed" xlink:actuate="onLoad">
            <text:p/>
          </draw:image>
        </draw:frame>
        <draw:frame draw:style-name="gr2" draw:text-style-name="P1" draw:layer="layout" svg:width="2cm" svg:height="2cm" svg:x="6cm" svg:y="2cm">
          <draw:image xlink:href="Pictures/100000000000005800000058504CA8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2:56:54</dc:date>
    <meta:editing-duration>PT57M27S</meta:editing-duration>
    <meta:editing-cycles>20</meta:editing-cycles>
    <meta:generator>LibreOffice/3.4$Unix LibreOffice_project/340m1$Build-203</meta:generator>
    <meta:document-statistic meta:object-count="4"/>
  </office:meta>
</office:document-meta>
</file>